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76.2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5" table:default-cell-style-name="Default"/>
        <table:table-row table:style-name="ro2">
          <table:table-cell office:value-type="string" calcext:value-type="string">
            <text:p>Tuloslaskelma (kEUR)</text:p>
          </table:table-cell>
          <table:table-cell office:value-type="string" calcext:value-type="string">
            <text:p>2016 *</text:p>
          </table:table-cell>
          <table:table-cell office:value-type="string" calcext:value-type="string">
            <text:p>2015 *</text:p>
          </table:table-cell>
          <table:table-cell office:value-type="string" calcext:value-type="string">
            <text:p>2014 *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2622100" calcext:value-type="float">
            <text:p>2622100</text:p>
          </table:table-cell>
          <table:table-cell office:value-type="float" office:value="2534400" calcext:value-type="float">
            <text:p>2534400</text:p>
          </table:table-cell>
          <table:table-cell office:value-type="float" office:value="2228700" calcext:value-type="float">
            <text:p>2228700</text:p>
          </table:table-cell>
          <table:table-cell office:value-type="float" office:value="2136500" calcext:value-type="float">
            <text:p>2136500</text:p>
          </table:table-cell>
          <table:table-cell office:value-type="float" office:value="2064000" calcext:value-type="float">
            <text:p>2064000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2417300" calcext:value-type="float">
            <text:p>-2417300</text:p>
          </table:table-cell>
          <table:table-cell office:value-type="float" office:value="-2330300" calcext:value-type="float">
            <text:p>-2330300</text:p>
          </table:table-cell>
          <table:table-cell office:value-type="float" office:value="-2114600" calcext:value-type="float">
            <text:p>-2114600</text:p>
          </table:table-cell>
          <table:table-cell office:value-type="float" office:value="-1981600" calcext:value-type="float">
            <text:p>-1981600</text:p>
          </table:table-cell>
          <table:table-cell office:value-type="float" office:value="-1952300" calcext:value-type="float">
            <text:p>-1952300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204800" calcext:value-type="float">
            <text:p>204800</text:p>
          </table:table-cell>
          <table:table-cell office:value-type="float" office:value="204100" calcext:value-type="float">
            <text:p>204100</text:p>
          </table:table-cell>
          <table:table-cell office:value-type="float" office:value="114100" calcext:value-type="float">
            <text:p>114100</text:p>
          </table:table-cell>
          <table:table-cell office:value-type="float" office:value="154900" calcext:value-type="float">
            <text:p>154900</text:p>
          </table:table-cell>
          <table:table-cell office:value-type="float" office:value="111700" calcext:value-type="float">
            <text:p>111700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126900" calcext:value-type="float">
            <text:p>126900</text:p>
          </table:table-cell>
          <table:table-cell office:value-type="float" office:value="121600" calcext:value-type="float">
            <text:p>121600</text:p>
          </table:table-cell>
          <table:table-cell office:value-type="float" office:value="55400" calcext:value-type="float">
            <text:p>55400</text:p>
          </table:table-cell>
          <table:table-cell office:value-type="float" office:value="90300" calcext:value-type="float">
            <text:p>90300</text:p>
          </table:table-cell>
          <table:table-cell office:value-type="float" office:value="57500" calcext:value-type="float">
            <text:p>57500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1.07" calcext:value-type="float">
            <text:p>1,07</text:p>
          </table:table-cell>
          <table:table-cell office:value-type="float" office:value="1.03" calcext:value-type="float">
            <text:p>1,03</text:p>
          </table:table-cell>
          <table:table-cell office:value-type="float" office:value="0.47" calcext:value-type="float">
            <text:p>0,47</text:p>
          </table:table-cell>
          <table:table-cell office:value-type="float" office:value="0.76" calcext:value-type="float">
            <text:p>0,76</text:p>
          </table:table-cell>
          <table:table-cell office:value-type="float" office:value="0.49" calcext:value-type="float">
            <text:p>0,49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table:number-columns-repeated="5" office:value-type="float" office:value="118517285" calcext:value-type="float">
            <text:p>118517285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se (kEUR)</text:p>
          </table:table-cell>
          <table:table-cell office:value-type="string" calcext:value-type="string">
            <text:p>2016 *</text:p>
          </table:table-cell>
          <table:table-cell office:value-type="string" calcext:value-type="string">
            <text:p>2015 *</text:p>
          </table:table-cell>
          <table:table-cell office:value-type="string" calcext:value-type="string">
            <text:p>2014 *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1051500" calcext:value-type="float">
            <text:p>1051500</text:p>
          </table:table-cell>
          <table:table-cell office:value-type="float" office:value="963200" calcext:value-type="float">
            <text:p>963200</text:p>
          </table:table-cell>
          <table:table-cell office:value-type="float" office:value="807000" calcext:value-type="float">
            <text:p>807000</text:p>
          </table:table-cell>
          <table:table-cell office:value-type="float" office:value="755700" calcext:value-type="float">
            <text:p>755700</text:p>
          </table:table-cell>
          <table:table-cell office:value-type="float" office:value="769800" calcext:value-type="float">
            <text:p>769800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1663600" calcext:value-type="float">
            <text:p>1663600</text:p>
          </table:table-cell>
          <table:table-cell office:value-type="float" office:value="1592500" calcext:value-type="float">
            <text:p>1592500</text:p>
          </table:table-cell>
          <table:table-cell office:value-type="float" office:value="1366600" calcext:value-type="float">
            <text:p>1366600</text:p>
          </table:table-cell>
          <table:table-cell office:value-type="float" office:value="1274200" calcext:value-type="float">
            <text:p>1274200</text:p>
          </table:table-cell>
          <table:table-cell office:value-type="float" office:value="1092700" calcext:value-type="float">
            <text:p>1092700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2715100" calcext:value-type="float">
            <text:p>2715100</text:p>
          </table:table-cell>
          <table:table-cell office:value-type="float" office:value="2555700" calcext:value-type="float">
            <text:p>2555700</text:p>
          </table:table-cell>
          <table:table-cell office:value-type="float" office:value="2173600" calcext:value-type="float">
            <text:p>2173600</text:p>
          </table:table-cell>
          <table:table-cell office:value-type="float" office:value="2029900" calcext:value-type="float">
            <text:p>2029900</text:p>
          </table:table-cell>
          <table:table-cell office:value-type="float" office:value="1862500" calcext:value-type="float">
            <text:p>1862500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1003100" calcext:value-type="float">
            <text:p>1003100</text:p>
          </table:table-cell>
          <table:table-cell office:value-type="float" office:value="949600" calcext:value-type="float">
            <text:p>949600</text:p>
          </table:table-cell>
          <table:table-cell office:value-type="float" office:value="842800" calcext:value-type="float">
            <text:p>842800</text:p>
          </table:table-cell>
          <table:table-cell office:value-type="float" office:value="761300" calcext:value-type="float">
            <text:p>761300</text:p>
          </table:table-cell>
          <table:table-cell office:value-type="float" office:value="758900" calcext:value-type="float">
            <text:p>758900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1712000" calcext:value-type="float">
            <text:p>1712000</text:p>
          </table:table-cell>
          <table:table-cell office:value-type="float" office:value="1606100" calcext:value-type="float">
            <text:p>1606100</text:p>
          </table:table-cell>
          <table:table-cell office:value-type="float" office:value="1330800" calcext:value-type="float">
            <text:p>1330800</text:p>
          </table:table-cell>
          <table:table-cell office:value-type="float" office:value="1268600" calcext:value-type="float">
            <text:p>1268600</text:p>
          </table:table-cell>
          <table:table-cell office:value-type="float" office:value="1103600" calcext:value-type="float">
            <text:p>1103600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2715100" calcext:value-type="float">
            <text:p>2715100</text:p>
          </table:table-cell>
          <table:table-cell office:value-type="float" office:value="2555700" calcext:value-type="float">
            <text:p>2555700</text:p>
          </table:table-cell>
          <table:table-cell office:value-type="float" office:value="2173600" calcext:value-type="float">
            <text:p>2173600</text:p>
          </table:table-cell>
          <table:table-cell office:value-type="float" office:value="2029900" calcext:value-type="float">
            <text:p>2029900</text:p>
          </table:table-cell>
          <table:table-cell office:value-type="float" office:value="1862500" calcext:value-type="float">
            <text:p>18625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.00.0000</text:date>, <text:time style:data-style-name="N2" text:time-value="22:08:51.5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4S</meta:editing-duration>
    <meta:editing-cycles>3</meta:editing-cycles>
    <meta:generator>LibreOffice/5.4.2.2$Windows_X86_64 LibreOffice_project/22b09f6418e8c2d508a9eaf86b2399209b0990f4</meta:generator>
    <dc:date>2017-11-21T22:09:53.487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